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ditorConfigur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.postProcessBeanFactory( ConfigurableListableBeanFactory bean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EditorConfigurer.setCustomEditors( Map &lt; Class &lt; ? &gt; , Class &lt; ? extends PropertyEditor &gt; &gt; customEdi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.setPropertyEditorRegistrars( PropertyEditorRegistrar [ ] propertyEditorRegistr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